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95a6" officeooo:paragraph-rsid="000795a6"/>
    </style:style>
    <style:style style:name="P2" style:family="paragraph" style:parent-style-name="Standard">
      <style:text-properties officeooo:paragraph-rsid="000795a6"/>
    </style:style>
    <style:style style:name="P3" style:family="paragraph" style:parent-style-name="Standard">
      <style:text-properties officeooo:rsid="0007dff7" officeooo:paragraph-rsid="0007dff7"/>
    </style:style>
    <style:style style:name="P4" style:family="paragraph" style:parent-style-name="Standard" style:list-style-name="L1">
      <style:text-properties fo:font-weight="bold" style:font-weight-asian="bold" style:font-weight-complex="bold"/>
    </style:style>
    <style:style style:name="T1" style:family="text">
      <style:text-properties officeooo:rsid="000795a6"/>
    </style:style>
    <style:style style:name="T2" style:family="text">
      <style:text-properties style:text-position="super 58%"/>
    </style:style>
    <style:style style:name="T3"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IVE</text:p>
      <text:p text:style-name="Standard"/>
      <text:list xml:id="list4033522780" text:style-name="L1">
        <text:list-item>
          <text:p text:style-name="P4">What is the difference between external table and managed table?</text:p>
        </text:list-item>
      </text:list>
      <text:p text:style-name="Standard"/>
      <text:p text:style-name="P1">The difference is that in the “external” ones, you have to manage the data files.</text:p>
      <text:p text:style-name="P1"/>
      <text:p text:style-name="P1">I mean, when you drop a external table, the files are not removed from the filesystem.</text:p>
      <text:p text:style-name="Standard"/>
      <text:list xml:id="list174114257135315" text:continue-numbering="true" text:style-name="L1">
        <text:list-item>
          <text:p text:style-name="P4">Is it possible to change the default location of a managed table?</text:p>
        </text:list-item>
      </text:list>
      <text:p text:style-name="Standard"/>
      <text:p text:style-name="P1">Sure, you can. When you are creating the table, the clause LOCATION is used for indicating the location of the file.</text:p>
      <text:p text:style-name="Standard"/>
      <text:list xml:id="list174115173347628" text:continue-numbering="true" text:style-name="L1">
        <text:list-item>
          <text:p text:style-name="P4">When should we use SORT BY instead of ORDER BY?</text:p>
        </text:list-item>
      </text:list>
      <text:p text:style-name="Standard"/>
      <text:p text:style-name="P1">The difference between both commands is in the number of reducers are used to make the operation.</text:p>
      <text:p text:style-name="P1"/>
      <text:p text:style-name="P1">Sort-By uses multiple reducers but Order-By uses only a single reducer. So if the data is huge, you can get a better performance using Sort-by, because it is a really distributed process.</text:p>
      <text:p text:style-name="P1"/>
      <text:p text:style-name="P1">The payoff: the output can be different. As the order is done inside the reducer, if you have multiple reducers, you cannot be sure the the total order is OK.</text:p>
      <text:p text:style-name="P1"/>
      <text:p text:style-name="Standard"/>
      <text:list xml:id="list174114383484921" text:continue-numbering="true" text:style-name="L1">
        <text:list-item>
          <text:p text:style-name="P4">Why do we perform partitioning in Hive?</text:p>
        </text:list-item>
      </text:list>
      <text:p text:style-name="Standard"/>
      <text:p text:style-name="P1">If you could access to the data partially, you can use partitions of the table to avoid read the whole dataset and reads only the data partitions are relevant to your query. It is similar to any database management systems (Oracle for instance).</text:p>
      <text:p text:style-name="P1"/>
      <text:p text:style-name="P2"><text:span text:style-name="T1">You should use a criterion for partitioning. For instance, if you are storing every day a snapshot of the calls are done by your users, you can partitioning the table by day. <text:s/>So hive stores the data in a different folder for each day. If you want to query data for a specific day only, hive will only retrieve the data inside the folder of the day you want to query, rather than read all the folders.</text:span></text:p>
      <text:p text:style-name="P2"/>
      <text:p text:style-name="P2"/>
      <text:list xml:id="list174115129164608" text:continue-numbering="true" text:style-name="L1">
        <text:list-item>
          <text:p text:style-name="P4">What is dynamic partitioning and when is it used?</text:p>
        </text:list-item>
      </text:list>
      <text:p text:style-name="Standard"/>
      <text:p text:style-name="P1">Sometimes, you are partitioning by days, using the date of the day to name the partition. So if you are loading today, June 11<text:span text:style-name="T2">th</text:span> 2020, your partition would be called “2020-06-11”. But while you are loading the data, you don’t know the exactly name of the partition, because for instance, you could be loading data for several days prior today.</text:p>
      <text:p text:style-name="P1"/>
      <text:p text:style-name="P1">So your process has to load different days, as soon as identifies data from a day, the data is stored in the partition of this day, the same for the rest of dates included in the dataset you are loading today.</text:p>
      <text:p text:style-name="Standard"/>
      <text:list xml:id="list174116053041388" text:continue-numbering="true" text:style-name="L1">
        <text:list-item>
          <text:p text:style-name="P4">How does data transfer happen from HDFS to Hive?</text:p>
        </text:list-item>
      </text:list>
      <text:p text:style-name="Standard"/>
      <text:p text:style-name="P3">I am not sure about the question. The HDFS is a filesystem, and Hive is a database management system.</text:p>
      <text:p text:style-name="P3"><text:soft-page-break/>Any database use a filestystem to store the data. For instance in Oracle, you had datafiles where the data is stored.</text:p>
      <text:p text:style-name="P3">The database management engine does the job to retrieve the data from the filesystem and return to the user is running the query.</text:p>
      <text:p text:style-name="P3"/>
      <text:p text:style-name="P3">In the case of HDFS, Hive is the way to run SQL queries in the files stored in HDFS. It is different to previous database management systems, where the data was not accesible in a way as HDFS does. Latest version of Oracle also permits to define a file as a table to be able to run queries over the file, as Hive does.</text:p>
      <text:p text:style-name="P3"/>
      <text:p text:style-name="P3">So as I said before, I am not really sure that what the question is for.</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11T17:20:13.859029157</meta:creation-date>
    <dc:date>2020-06-11T17:41:13.836265868</dc:date>
    <meta:editing-duration>PT6M29S</meta:editing-duration>
    <meta:editing-cycles>1</meta:editing-cycles>
    <meta:document-statistic meta:table-count="0" meta:image-count="0" meta:object-count="0" meta:page-count="2" meta:paragraph-count="22" meta:word-count="559" meta:character-count="2988" meta:non-whitespace-character-count="2456"/>
    <meta:generator>LibreOffice/6.3.4.2.0$Linux_X86_64 LibreOffice_project/30$Build-2</meta:generator>
  </office:meta>
</office:document-meta>
</file>